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Blue_20_lines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1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2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2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4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7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6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9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9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9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9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9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9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0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9" draw:text-style-name="P5" draw:layer="layout" svg:x1="49.75cm" svg:y1="36cm" svg:x2="38cm" svg:y2="37.75cm" draw:start-shape="id10" draw:start-glue-point="2" draw:end-shape="id17">
          <text:p/>
        </draw:connector>
        <draw:connector draw:style-name="gr9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9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9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9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0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9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9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9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9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9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9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9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1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0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0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9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1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9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8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0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9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0" draw:text-style-name="P7" draw:id="id41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0" draw:text-style-name="P7" draw:id="id43" draw:layer="layout" svg:width="3.5cm" svg:height="1.5cm" svg:x="52.5cm" svg:y="62.5cm">
          <text:p text:style-name="P6"><text:span text:style-name="T3">Powersuit</text:span></text:p>
        </draw:rect>
        <draw:rect draw:style-name="gr10" draw:text-style-name="P7" draw:id="id40" draw:layer="layout" svg:width="3.5cm" svg:height="1.5cm" svg:x="48cm" svg:y="62.5cm">
          <text:p text:style-name="P6"><text:span text:style-name="T3">Heavy</text:span></text:p>
          <text:p text:style-name="P6"><text:span text:style-name="T3">Nanoplate Suit</text:span></text:p>
        </draw:rect>
        <draw:connector draw:style-name="gr9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9" draw:text-style-name="P5" draw:layer="layout" svg:x1="40.75cm" svg:y1="58.504cm" svg:x2="40.75cm" svg:y2="60cm" draw:start-shape="id34" draw:end-shape="id33" draw:end-glue-point="0">
          <text:p/>
        </draw:connector>
        <draw:connector draw:style-name="gr9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9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9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9" draw:text-style-name="P5" draw:layer="layout" svg:x1="49.75cm" svg:y1="61.5cm" svg:x2="49.75cm" svg:y2="62.5cm" draw:start-shape="id39" draw:start-glue-point="2" draw:end-shape="id40" draw:end-glue-point="0">
          <text:p/>
        </draw:connector>
        <draw:connector draw:style-name="gr9" draw:text-style-name="P5" draw:layer="layout" svg:x1="51.5cm" svg:y1="60.75cm" svg:x2="52.5cm" svg:y2="60.75cm" draw:start-shape="id39" draw:start-glue-point="1" draw:end-shape="id41" draw:end-glue-point="3">
          <text:p/>
        </draw:connector>
        <draw:circle draw:style-name="gr3" draw:text-style-name="P4" draw:id="id42" draw:layer="layout" svg:width="1.5cm" svg:height="1.5cm" svg:x="49cm" svg:y="65cm">
          <text:p text:style-name="P3"><text:span text:style-name="T2">And</text:span></text:p>
        </draw:circle>
        <draw:rect draw:style-name="gr10" draw:text-style-name="P7" draw:id="id45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0" draw:text-style-name="P7" draw:id="id46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0" draw:text-style-name="P7" draw:id="id47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0" draw:text-style-name="P7" draw:id="id101" draw:layer="layout" svg:width="3.5cm" svg:height="1.5cm" svg:x="48cm" svg:y="77.5cm">
          <text:p text:style-name="P6"><text:span text:style-name="T3">Jumpsuit</text:span></text:p>
        </draw:rect>
        <draw:connector draw:style-name="gr9" draw:text-style-name="P5" draw:layer="layout" draw:type="lines" draw:line-skew="-0.01cm" svg:x1="45.25cm" svg:y1="64cm" svg:x2="49.75cm" svg:y2="65cm" draw:start-shape="id38" draw:start-glue-point="2" draw:end-shape="id42" draw:end-glue-point="0">
          <text:p/>
        </draw:connector>
        <draw:connector draw:style-name="Blue_20_lines" draw:layer="layout" draw:type="lines" draw:line-skew="-0.01cm" svg:x1="54.25cm" svg:y1="64cm" svg:x2="49.75cm" svg:y2="65cm" draw:start-shape="id43" draw:start-glue-point="2" draw:end-shape="id42" draw:end-glue-point="0">
          <text:p/>
        </draw:connector>
        <draw:connector draw:style-name="gr9" draw:text-style-name="P5" draw:layer="layout" svg:x1="49.75cm" svg:y1="64cm" svg:x2="49.75cm" svg:y2="65cm" draw:start-shape="id40" draw:start-glue-point="2" draw:end-shape="id42" draw:end-glue-point="0">
          <text:p/>
        </draw:connector>
        <draw:connector draw:style-name="gr9" draw:text-style-name="P5" draw:layer="layout" svg:x1="49.75cm" svg:y1="66.5cm" svg:x2="49.75cm" svg:y2="67.5cm" draw:start-shape="id42" draw:start-glue-point="2" draw:end-shape="id44" draw:end-glue-point="0">
          <text:p/>
        </draw:connector>
        <draw:connector draw:style-name="gr9" draw:text-style-name="P5" draw:layer="layout" svg:x1="49.75cm" svg:y1="69cm" svg:x2="49.75cm" svg:y2="70cm" draw:start-shape="id44" draw:start-glue-point="2" draw:end-shape="id45" draw:end-glue-point="0">
          <text:p/>
        </draw:connector>
        <draw:connector draw:style-name="gr9" draw:text-style-name="P5" draw:layer="layout" svg:x1="49.75cm" svg:y1="71.5cm" svg:x2="49.75cm" svg:y2="72.5cm" draw:start-shape="id45" draw:start-glue-point="2" draw:end-shape="id46" draw:end-glue-point="0">
          <text:p/>
        </draw:connector>
        <draw:connector draw:style-name="gr9" draw:text-style-name="P5" draw:layer="layout" svg:x1="49.75cm" svg:y1="74cm" svg:x2="49.75cm" svg:y2="75cm" draw:start-shape="id46" draw:start-glue-point="2" draw:end-shape="id47" draw:end-glue-point="0">
          <text:p/>
        </draw:connector>
        <draw:connector draw:style-name="gr9" draw:text-style-name="P5" draw:layer="layout" svg:x1="36.25cm" svg:y1="71.5cm" svg:x2="36.25cm" svg:y2="72.5cm" draw:start-shape="id48" draw:start-glue-point="2" draw:end-shape="id49" draw:end-glue-point="0">
          <text:p/>
        </draw:connector>
        <draw:rect draw:style-name="gr10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0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0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67cm" svg:y="57.5cm">
          <text:p text:style-name="P3"><text:span text:style-name="T2">And</text:span></text:p>
        </draw:circle>
        <draw:rect draw:style-name="gr10" draw:text-style-name="P7" draw:id="id51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9" draw:text-style-name="P5" draw:layer="layout" svg:x1="56cm" svg:y1="58.25cm" svg:x2="67cm" svg:y2="58.25cm" draw:end-shape="id50" draw:end-glue-point="3">
          <text:p/>
        </draw:connector>
        <draw:connector draw:style-name="gr9" draw:text-style-name="P5" draw:layer="layout" svg:x1="67.75cm" svg:y1="48.5cm" svg:x2="67.75cm" svg:y2="57.5cm" draw:start-shape="id30" draw:start-glue-point="2" draw:end-shape="id50" draw:end-glue-point="0">
          <text:p/>
        </draw:connector>
        <draw:connector draw:style-name="gr9" draw:text-style-name="P5" draw:layer="layout" svg:x1="67.75cm" svg:y1="59cm" svg:x2="67.75cm" svg:y2="60cm" draw:start-shape="id50" draw:start-glue-point="2" draw:end-shape="id51" draw:end-glue-point="0">
          <text:p/>
        </draw:connector>
        <draw:connector draw:style-name="gr9" draw:text-style-name="P5" draw:layer="layout" draw:type="lines" draw:line-skew="0.01cm -0.01cm" svg:x1="49.75cm" svg:y1="34.5cm" svg:x2="54.25cm" svg:y2="33.5cm" draw:start-shape="id10" draw:start-glue-point="0" draw:end-shape="id52" draw:end-glue-point="2">
          <text:p/>
        </draw:connector>
        <draw:connector draw:style-name="gr9" draw:text-style-name="P5" draw:layer="layout" draw:type="lines" draw:line-skew="0.01cm -0.01cm" svg:x1="49.75cm" svg:y1="34.5cm" svg:x2="45.25cm" svg:y2="33.5cm" draw:start-shape="id10" draw:start-glue-point="0" draw:end-shape="id53" draw:end-glue-point="2">
          <text:p/>
        </draw:connector>
        <draw:connector draw:style-name="gr9" draw:text-style-name="P5" draw:layer="layout" draw:type="lines" draw:line-skew="0.01cm -0.01cm" svg:x1="49.75cm" svg:y1="34.5cm" svg:x2="40.75cm" svg:y2="33.5cm" draw:start-shape="id10" draw:start-glue-point="0" draw:end-shape="id54" draw:end-glue-point="2">
          <text:p/>
        </draw:connector>
        <draw:rect draw:style-name="gr6" draw:text-style-name="P4" draw:id="id59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10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2" draw:text-style-name="P5" draw:layer="layout" svg:x1="29cm" svg:y1="52.75cm" svg:x2="31cm" svg:y2="52.75cm" draw:start-shape="id55" draw:start-glue-point="1" draw:end-shape="id56" draw:end-glue-point="3">
          <text:p/>
        </draw:connector>
        <draw:connector draw:style-name="gr9" draw:text-style-name="P5" draw:layer="layout" svg:x1="31.75cm" svg:y1="43.5cm" svg:x2="31.75cm" svg:y2="52cm" draw:start-shape="id57" draw:start-glue-point="2" draw:end-shape="id56" draw:end-glue-point="0">
          <text:p/>
        </draw:connector>
        <draw:connector draw:style-name="gr9" draw:text-style-name="P5" draw:layer="layout" svg:x1="32.5cm" svg:y1="52.75cm" svg:x2="34.5cm" svg:y2="52.75cm" draw:start-shape="id56" draw:start-glue-point="1" draw:end-shape="id58" draw:end-glue-point="3">
          <text:p/>
        </draw:connector>
        <draw:connector draw:style-name="gr9" draw:text-style-name="P5" draw:layer="layout" svg:x1="31.75cm" svg:y1="38.5cm" svg:x2="31.75cm" svg:y2="42cm" draw:start-shape="id59" draw:start-glue-point="2" draw:end-shape="id57" draw:end-glue-point="0">
          <text:p/>
        </draw:connector>
        <draw:connector draw:style-name="gr9" draw:text-style-name="P5" draw:layer="layout" svg:x1="61.5cm" svg:y1="50.25cm" svg:x2="31.75cm" svg:y2="52cm" draw:start-shape="id31" draw:start-glue-point="3" draw:end-shape="id56" draw:end-glue-point="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9" draw:text-style-name="P5" draw:layer="layout" svg:x1="30cm" svg:y1="42.75cm" svg:x2="28cm" svg:y2="42.75cm" draw:start-shape="id57" draw:start-glue-point="3" draw:end-shape="id60" draw:end-glue-point="1">
          <text:p/>
        </draw:connector>
        <draw:connector draw:style-name="gr9" draw:text-style-name="P5" draw:layer="layout" svg:x1="27.25cm" svg:y1="52cm" svg:x2="27.25cm" svg:y2="43.5cm" draw:start-shape="id55" draw:start-glue-point="0" draw:end-shape="id60" draw:end-glue-point="2">
          <text:p/>
        </draw:connector>
        <draw:rect draw:style-name="gr10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9" draw:text-style-name="P5" draw:layer="layout" svg:x1="27.25cm" svg:y1="42cm" svg:x2="27.25cm" svg:y2="41cm" draw:start-shape="id60" draw:start-glue-point="0" draw:end-shape="id61" draw:end-glue-point="2">
          <text:p/>
        </draw:connector>
        <draw:rect draw:style-name="gr10" draw:text-style-name="P7" draw:id="id65" draw:layer="layout" svg:width="3.5cm" svg:height="1.5cm" svg:x="25.5cm" svg:y="34.5cm">
          <text:p text:style-name="P6"><text:span text:style-name="T3">Orbital Cannon</text:span></text:p>
        </draw:rect>
        <draw:rect draw:style-name="gr10" draw:text-style-name="P7" draw:id="id64" draw:layer="layout" svg:width="3.5cm" svg:height="1.5cm" svg:x="25.5cm" svg:y="32cm">
          <text:p text:style-name="P6"><text:span text:style-name="T3">UFO - Carrier</text:span></text:p>
        </draw:rect>
        <draw:rect draw:style-name="gr10" draw:text-style-name="P7" draw:id="id63" draw:layer="layout" svg:width="3.5cm" svg:height="1.5cm" svg:x="25.5cm" svg:y="29.5cm">
          <text:p text:style-name="P6"><text:span text:style-name="T3">Orbital Activity</text:span></text:p>
        </draw:rect>
        <draw:circle draw:style-name="gr3" draw:text-style-name="P4" draw:id="id62" draw:layer="layout" svg:width="1.5cm" svg:height="1.5cm" svg:x="31cm" svg:y="29.5cm">
          <text:p text:style-name="P3"><text:span text:style-name="T2">And</text:span></text:p>
        </draw:circle>
        <draw:connector draw:style-name="gr9" draw:text-style-name="P5" draw:layer="layout" svg:x1="31.75cm" svg:y1="37cm" svg:x2="31.75cm" svg:y2="31cm" draw:start-shape="id59" draw:start-glue-point="0" draw:end-shape="id62" draw:end-glue-point="2">
          <text:p/>
        </draw:connector>
        <draw:connector draw:style-name="gr9" draw:text-style-name="P5" draw:layer="layout" svg:x1="31cm" svg:y1="30.25cm" svg:x2="29cm" svg:y2="30.25cm" draw:start-shape="id62" draw:start-glue-point="3" draw:end-shape="id63" draw:end-glue-point="1">
          <text:p/>
        </draw:connector>
        <draw:connector draw:style-name="gr9" draw:text-style-name="P5" draw:layer="layout" svg:x1="27.25cm" svg:y1="31cm" svg:x2="27.25cm" svg:y2="32cm" draw:start-shape="id63" draw:start-glue-point="2" draw:end-shape="id64" draw:end-glue-point="0">
          <text:p/>
        </draw:connector>
        <draw:connector draw:style-name="gr9" draw:text-style-name="P5" draw:layer="layout" svg:x1="27.25cm" svg:y1="33.5cm" svg:x2="27.25cm" svg:y2="34.5cm" draw:start-shape="id64" draw:start-glue-point="2" draw:end-shape="id65" draw:end-glue-point="0">
          <text:p/>
        </draw:connector>
        <draw:rect draw:style-name="gr10" draw:text-style-name="P7" draw:id="id66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9" draw:text-style-name="P5" draw:layer="layout" svg:x1="39cm" svg:y1="30.25cm" svg:x2="32.5cm" svg:y2="30.25cm" draw:start-shape="id66" draw:start-glue-point="3" draw:end-shape="id62" draw:end-glue-point="1">
          <text:p/>
        </draw:connector>
        <draw:rect draw:style-name="gr6" draw:text-style-name="P4" draw:id="id70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2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5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6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9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4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71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0" draw:text-style-name="P7" draw:id="id73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0" draw:text-style-name="P7" draw:id="id77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0" draw:text-style-name="P7" draw:id="id78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8" draw:layer="layout" svg:width="1.5cm" svg:height="1.504cm" svg:x="13cm" svg:y="57.004cm">
          <text:p text:style-name="P3"><text:span text:style-name="T2">And</text:span></text:p>
        </draw:ellipse>
        <draw:connector draw:style-name="gr9" draw:text-style-name="P5" draw:layer="layout" svg:x1="13.75cm" svg:y1="43.5cm" svg:x2="13.75cm" svg:y2="57.004cm" draw:start-shape="id67" draw:start-glue-point="2" draw:end-shape="id68" draw:end-glue-point="0">
          <text:p/>
        </draw:connector>
        <draw:connector draw:style-name="gr9" draw:text-style-name="P5" draw:layer="layout" svg:x1="16.5cm" svg:y1="57.754cm" svg:x2="14.5cm" svg:y2="57.756cm" draw:start-shape="id69" draw:start-glue-point="3" draw:end-shape="id68" draw:end-glue-point="1">
          <text:p/>
        </draw:connector>
        <draw:connector draw:style-name="gr9" draw:text-style-name="P5" draw:layer="layout" svg:x1="13.75cm" svg:y1="58.508cm" svg:x2="13.75cm" svg:y2="60cm" draw:start-shape="id68" draw:start-glue-point="2" draw:end-shape="id70" draw:end-glue-point="0">
          <text:p/>
        </draw:connector>
        <draw:connector draw:style-name="gr9" draw:text-style-name="P5" draw:layer="layout" svg:x1="18.25cm" svg:y1="62.5cm" svg:x2="18.25cm" svg:y2="61.5cm" draw:start-shape="id71" draw:start-glue-point="0" draw:end-shape="id72" draw:end-glue-point="2">
          <text:p/>
        </draw:connector>
        <draw:connector draw:style-name="gr9" draw:text-style-name="P5" draw:layer="layout" svg:x1="18.25cm" svg:y1="64cm" svg:x2="18.25cm" svg:y2="65cm" draw:start-shape="id71" draw:start-glue-point="2" draw:end-shape="id73" draw:end-glue-point="0">
          <text:p/>
        </draw:connector>
        <draw:connector draw:style-name="gr9" draw:text-style-name="P5" draw:layer="layout" svg:x1="20cm" svg:y1="63.25cm" svg:x2="21cm" svg:y2="63.25cm" draw:start-shape="id71" draw:start-glue-point="1" draw:end-shape="id74" draw:end-glue-point="3">
          <text:p/>
        </draw:connector>
        <draw:connector draw:style-name="gr9" draw:text-style-name="P5" draw:layer="layout" draw:type="lines" draw:line-skew="0.01cm -0.01cm" svg:x1="18.25cm" svg:y1="62.5cm" svg:x2="22.75cm" svg:y2="61.5cm" draw:start-shape="id71" draw:start-glue-point="0" draw:end-shape="id75" draw:end-glue-point="2">
          <text:p/>
        </draw:connector>
        <draw:connector draw:style-name="gr9" draw:text-style-name="P5" draw:layer="layout" draw:type="lines" draw:line-skew="0.01cm -0.01cm" svg:x1="18.25cm" svg:y1="62.5cm" svg:x2="27.25cm" svg:y2="61.5cm" draw:start-shape="id71" draw:start-glue-point="0" draw:end-shape="id76" draw:end-glue-point="2">
          <text:p/>
        </draw:connector>
        <draw:connector draw:style-name="gr9" draw:text-style-name="P5" draw:layer="layout" draw:type="lines" draw:line-skew="-0.01cm 0.01cm" svg:x1="18.25cm" svg:y1="64cm" svg:x2="22.75cm" svg:y2="65cm" draw:start-shape="id71" draw:start-glue-point="2" draw:end-shape="id77" draw:end-glue-point="0">
          <text:p/>
        </draw:connector>
        <draw:connector draw:style-name="gr9" draw:text-style-name="P5" draw:layer="layout" draw:type="lines" draw:line-skew="-0.01cm 0.01cm" svg:x1="18.25cm" svg:y1="64cm" svg:x2="27.25cm" svg:y2="65cm" draw:start-shape="id71" draw:start-glue-point="2" draw:end-shape="id78" draw:end-glue-point="0">
          <text:p/>
        </draw:connector>
        <draw:rect draw:style-name="gr10" draw:text-style-name="P7" draw:id="id95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0" draw:text-style-name="P7" draw:id="id94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0" draw:text-style-name="P7" draw:id="id89" draw:layer="layout" svg:width="3.5cm" svg:height="1.5cm" svg:x="48cm" svg:y="22cm">
          <text:p text:style-name="P6"><text:span text:style-name="T3">Alien Infiltration</text:span></text:p>
        </draw:rect>
        <draw:rect draw:style-name="gr10" draw:text-style-name="P7" draw:id="id88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0" draw:text-style-name="P7" draw:id="id93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0" draw:text-style-name="P7" draw:id="id92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6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85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90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3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2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80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4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9" draw:text-style-name="P5" draw:layer="layout" svg:x1="13.75cm" svg:y1="34.5cm" svg:x2="13.75cm" svg:y2="33.5cm" draw:start-shape="id1" draw:start-glue-point="0" draw:end-shape="id79" draw:end-glue-point="2">
          <text:p/>
        </draw:connector>
        <draw:connector draw:style-name="gr9" draw:text-style-name="P5" draw:layer="layout" svg:x1="13.75cm" svg:y1="29.5cm" svg:x2="13.75cm" svg:y2="28.5cm" draw:start-shape="id80" draw:start-glue-point="0" draw:end-shape="id81" draw:end-glue-point="2">
          <text:p/>
        </draw:connector>
        <draw:connector draw:style-name="gr9" draw:text-style-name="P5" draw:layer="layout" svg:x1="13.75cm" svg:y1="24.5cm" svg:x2="13.75cm" svg:y2="23.5cm" draw:start-shape="id82" draw:start-glue-point="0" draw:end-shape="id83" draw:end-glue-point="2">
          <text:p/>
        </draw:connector>
        <draw:connector draw:style-name="gr9" draw:text-style-name="P5" draw:layer="layout" svg:x1="13.75cm" svg:y1="22cm" svg:x2="13.75cm" svg:y2="21cm" draw:start-shape="id83" draw:start-glue-point="0" draw:end-shape="id84" draw:end-glue-point="2">
          <text:p/>
        </draw:connector>
        <draw:connector draw:style-name="gr9" draw:text-style-name="P5" draw:layer="layout" svg:x1="45.24cm" svg:y1="13.5cm" svg:x2="45.24cm" svg:y2="14.5cm" draw:start-shape="id85" draw:start-glue-point="2" draw:end-shape="id86" draw:end-glue-point="0">
          <text:p/>
        </draw:connector>
        <draw:circle draw:style-name="gr3" draw:text-style-name="P4" draw:id="id87" draw:layer="layout" svg:width="1.5cm" svg:height="1.5cm" svg:x="49cm" svg:y="17cm">
          <text:p text:style-name="P3"><text:span text:style-name="T2">And</text:span></text:p>
        </draw:circle>
        <draw:connector draw:style-name="gr9" draw:text-style-name="P5" draw:layer="layout" svg:x1="49.75cm" svg:y1="18.5cm" svg:x2="49.75cm" svg:y2="19.5cm" draw:start-shape="id87" draw:start-glue-point="2" draw:end-shape="id88" draw:end-glue-point="0">
          <text:p/>
        </draw:connector>
        <draw:connector draw:style-name="gr9" draw:text-style-name="P5" draw:layer="layout" svg:x1="49.75cm" svg:y1="21cm" svg:x2="49.75cm" svg:y2="22cm" draw:start-shape="id88" draw:start-glue-point="2" draw:end-shape="id89" draw:end-glue-point="0">
          <text:p/>
        </draw:connector>
        <draw:connector draw:style-name="gr9" draw:text-style-name="P5" draw:layer="layout" svg:x1="38cm" svg:y1="20.25cm" svg:x2="40cm" svg:y2="17.75cm" draw:start-shape="id90" draw:start-glue-point="1" draw:end-shape="id91">
          <text:p/>
        </draw:connector>
        <draw:connector draw:style-name="gr9" draw:text-style-name="P5" draw:layer="layout" svg:x1="52.5cm" svg:y1="17.75cm" svg:x2="50.5cm" svg:y2="17.75cm" draw:start-shape="id92" draw:start-glue-point="3" draw:end-shape="id87" draw:end-glue-point="1">
          <text:p/>
        </draw:connector>
        <draw:connector draw:style-name="gr9" draw:text-style-name="P5" draw:layer="layout" svg:x1="54.25cm" svg:y1="23.5cm" svg:x2="54.25cm" svg:y2="24.5cm" draw:start-shape="id93" draw:start-glue-point="2" draw:end-shape="id94" draw:end-glue-point="0">
          <text:p/>
        </draw:connector>
        <draw:connector draw:style-name="gr9" draw:text-style-name="P5" draw:layer="layout" svg:x1="54.25cm" svg:y1="26cm" svg:x2="54.25cm" svg:y2="27cm" draw:start-shape="id94" draw:start-glue-point="2" draw:end-shape="id95" draw:end-glue-point="0">
          <text:p/>
        </draw:connector>
        <draw:circle draw:style-name="gr13" draw:text-style-name="P4" draw:id="id97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8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100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9" draw:text-style-name="P5" draw:layer="layout" svg:x1="22.75cm" svg:y1="43.5cm" svg:x2="31cm" svg:y2="55.25cm" draw:start-shape="id96" draw:start-glue-point="2" draw:end-shape="id97" draw:end-glue-point="3">
          <text:p/>
        </draw:connector>
        <draw:connector draw:style-name="gr9" draw:text-style-name="P5" draw:layer="layout" svg:x1="31.75cm" svg:y1="56cm" svg:x2="31.75cm" svg:y2="60cm" draw:start-shape="id97" draw:start-glue-point="2" draw:end-shape="id98" draw:end-glue-point="0">
          <text:p/>
        </draw:connector>
        <draw:connector draw:style-name="gr9" draw:text-style-name="P5" draw:layer="layout" svg:x1="63.25cm" svg:y1="51cm" svg:x2="32.5cm" svg:y2="55.25cm" draw:start-shape="id31" draw:start-glue-point="2" draw:end-shape="id97" draw:end-glue-point="1">
          <text:p/>
        </draw:connector>
        <draw:circle draw:style-name="gr13" draw:text-style-name="P4" draw:id="id99" draw:layer="layout" svg:width="1.5cm" svg:height="1.5cm" svg:x="31cm" svg:y="75cm">
          <text:p text:style-name="P3"><text:span text:style-name="T2">And</text:span></text:p>
        </draw:circle>
        <draw:connector draw:style-name="gr9" draw:text-style-name="P5" draw:layer="layout" svg:x1="31.75cm" svg:y1="61.5cm" svg:x2="31.75cm" svg:y2="75cm" draw:start-shape="id98" draw:start-glue-point="2" draw:end-shape="id99" draw:end-glue-point="0">
          <text:p/>
        </draw:connector>
        <draw:connector draw:style-name="gr9" draw:text-style-name="P5" draw:layer="layout" svg:x1="48cm" svg:y1="75.75cm" svg:x2="32.5cm" svg:y2="75.75cm" draw:start-shape="id47" draw:start-glue-point="3" draw:end-shape="id99" draw:end-glue-point="1">
          <text:p/>
        </draw:connector>
        <draw:connector draw:style-name="gr9" draw:text-style-name="P5" draw:layer="layout" svg:x1="31.75cm" svg:y1="76.5cm" svg:x2="31.75cm" svg:y2="77.5cm" draw:start-shape="id99" draw:start-glue-point="2" draw:end-shape="id100" draw:end-glue-point="0">
          <text:p/>
        </draw:connector>
        <draw:connector draw:style-name="gr9" draw:text-style-name="P5" draw:layer="layout" svg:x1="33.5cm" svg:y1="78.25cm" svg:x2="48cm" svg:y2="78.25cm" draw:start-shape="id100" draw:start-glue-point="1" draw:end-shape="id101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0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4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4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4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5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4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6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6" draw:text-style-name="P12" draw:id="id102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47cm" svg:y1="35.25cm" svg:x2="48cm" svg:y2="35.25cm" draw:start-shape="id102" draw:start-glue-point="1" draw:end-shape="id10">
          <text:p/>
        </draw:connector>
        <draw:rect draw:style-name="gr17" draw:text-style-name="P4" draw:id="id105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7" draw:text-style-name="P4" draw:id="id104" draw:layer="layout" svg:width="3.5cm" svg:height="1.5cm" svg:x="43.49cm" svg:y="7cm">
          <text:p text:style-name="P3"><text:span text:style-name="T2">XVI Census</text:span></text:p>
          <text:p text:style-name="P3"><text:span text:style-name="T2">(alternative)</text:span></text:p>
        </draw:rect>
        <draw:rect draw:style-name="gr17" draw:text-style-name="P4" draw:id="id103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onnector draw:style-name="gr9" draw:text-style-name="P5" draw:layer="layout" svg:x1="45.24cm" svg:y1="9.5cm" svg:x2="45.24cm" svg:y2="8.5cm" draw:start-shape="id103" draw:start-glue-point="0" draw:end-shape="id104" draw:end-glue-point="2">
          <text:p/>
        </draw:connector>
        <draw:circle draw:style-name="gr3" draw:text-style-name="P4" draw:id="id91" draw:layer="layout" svg:width="1.5cm" svg:height="1.5cm" svg:x="40cm" svg:y="17cm">
          <text:p text:style-name="P3"><text:span text:style-name="T2">Or</text:span></text:p>
        </draw:circle>
        <draw:connector draw:style-name="gr9" draw:text-style-name="P5" draw:layer="layout" svg:x1="38cm" svg:y1="15.25cm" svg:x2="40cm" svg:y2="17.75cm" draw:start-shape="id105" draw:start-glue-point="1" draw:end-shape="id91" draw:end-glue-point="3">
          <text:p/>
        </draw:connector>
        <draw:connector draw:style-name="gr9" draw:text-style-name="P5" draw:layer="layout" svg:x1="40.75cm" svg:y1="18.5cm" svg:x2="40.75cm" svg:y2="29.5cm" draw:start-shape="id91" draw:start-glue-point="2" draw:end-shape="id66" draw:end-glue-point="0">
          <text:p/>
        </draw:connector>
        <draw:connector draw:style-name="gr9" draw:text-style-name="P5" draw:layer="layout" svg:x1="41.5cm" svg:y1="17.75cm" svg:x2="49cm" svg:y2="17.75cm" draw:start-shape="id91" draw:start-glue-point="1" draw:end-shape="id87" draw:end-glue-point="3">
          <text:p/>
        </draw:connector>
        <draw:connector draw:style-name="gr11" draw:text-style-name="P5" draw:layer="layout" draw:type="lines" svg:x1="57.502cm" svg:y1="74cm" svg:x2="61cm" svg:y2="74cm">
          <text:p/>
        </draw:connector>
        <draw:custom-shape draw:style-name="gr16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6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9" draw:layer="layout" svg:width="1.5cm" svg:height="1.5cm" svg:x="13cm" svg:y="32cm">
          <text:p text:style-name="P3"><text:span text:style-name="T2">And</text:span></text:p>
        </draw:circle>
        <draw:connector draw:style-name="gr9" draw:text-style-name="P5" draw:layer="layout" svg:x1="13.75cm" svg:y1="32cm" svg:x2="13.75cm" svg:y2="31cm" draw:start-shape="id79" draw:start-glue-point="0" draw:end-shape="id80" draw:end-glue-point="2">
          <text:p/>
        </draw:connector>
        <draw:connector draw:style-name="gr9" draw:text-style-name="P5" draw:layer="layout" svg:x1="11cm" svg:y1="32.75cm" svg:x2="13cm" svg:y2="32.75cm" draw:start-shape="id106" draw:start-glue-point="1" draw:end-shape="id79" draw:end-glue-point="3">
          <text:p/>
        </draw:connector>
        <draw:circle draw:style-name="gr3" draw:text-style-name="P4" draw:id="id81" draw:layer="layout" svg:width="1.5cm" svg:height="1.5cm" svg:x="13cm" svg:y="27cm">
          <text:p text:style-name="P3"><text:span text:style-name="T2">And</text:span></text:p>
        </draw:circle>
        <draw:connector draw:style-name="gr9" draw:text-style-name="P5" draw:layer="layout" svg:x1="13.75cm" svg:y1="27cm" svg:x2="13.75cm" svg:y2="26cm" draw:start-shape="id81" draw:start-glue-point="0" draw:end-shape="id82" draw:end-glue-point="2">
          <text:p/>
        </draw:connector>
        <draw:custom-shape draw:style-name="gr16" draw:text-style-name="P12" draw:id="id107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1cm" svg:y1="27.75cm" svg:x2="13cm" svg:y2="27.75cm" draw:start-shape="id107" draw:start-glue-point="1" draw:end-shape="id81" draw:end-glue-point="3">
          <text:p/>
        </draw:connector>
        <draw:custom-shape draw:style-name="gr16" draw:text-style-name="P12" draw:id="id108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57.5cm" svg:y1="22.75cm" svg:x2="56cm" svg:y2="22.75cm" draw:start-shape="id108" draw:end-shape="id93" draw:end-glue-point="1">
          <text:p/>
        </draw:connector>
        <draw:custom-shape draw:style-name="gr16" draw:text-style-name="P12" draw:id="id114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9" draw:layer="layout" svg:width="3.5cm" svg:height="1.5cm" svg:x="25.5cm" svg:y="19.5cm">
          <text:p text:style-name="P3"><text:span text:style-name="T5">Timed event:</text:span></text:p>
          <text:p text:style-name="P3"><text:span text:style-name="T5">A certain amount</text:span></text:p>
          <text:p text:style-name="P3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9cm" svg:y1="20.25cm" svg:x2="29cm" svg:y2="20.25cm" draw:start-shape="id109" draw:start-glue-point="1" draw:end-shape="id109">
          <text:p/>
        </draw:connector>
        <draw:custom-shape draw:style-name="gr16" draw:text-style-name="P12" draw:id="id110" draw:layer="layout" svg:width="3.5cm" svg:height="1.5cm" svg:x="25.5cm" svg:y="14.5cm">
          <text:p text:style-name="P3"><text:span text:style-name="T5">Any two alien</text:span></text:p>
          <text:p text:style-name="P3"><text:span text:style-name="T5">autopsies have</text:span></text:p>
          <text:p text:style-name="P3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11" draw:layer="layout" svg:width="1.5cm" svg:height="1.5cm" svg:x="26.5cm" svg:y="17cm">
          <text:p text:style-name="P3"><text:span text:style-name="T2">And</text:span></text:p>
        </draw:circle>
        <draw:connector draw:style-name="gr9" draw:text-style-name="P5" draw:layer="layout" svg:x1="27.25cm" svg:y1="16cm" svg:x2="27.25cm" svg:y2="17cm" draw:start-shape="id110" draw:start-glue-point="2" draw:end-shape="id111" draw:end-glue-point="0">
          <text:p/>
        </draw:connector>
        <draw:custom-shape draw:style-name="gr16" draw:text-style-name="P12" draw:id="id112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3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19.5cm" svg:x2="27.25cm" svg:y2="18.5cm" draw:start-shape="id109" draw:start-glue-point="0" draw:end-shape="id111" draw:end-glue-point="2">
          <text:p/>
        </draw:connector>
        <draw:connector draw:style-name="gr11" draw:text-style-name="P5" draw:layer="layout" draw:line-skew="0.5cm" svg:x1="28cm" svg:y1="17.75cm" svg:x2="30cm" svg:y2="15.25cm" draw:start-shape="id111" draw:start-glue-point="1" draw:end-shape="id112" draw:end-glue-point="3">
          <text:p/>
        </draw:connector>
        <draw:connector draw:style-name="gr11" draw:text-style-name="P5" draw:layer="layout" svg:x1="33.5cm" svg:y1="15.25cm" svg:x2="34.5cm" svg:y2="15.25cm" draw:start-shape="id112" draw:start-glue-point="1" draw:end-shape="id105" draw:end-glue-point="3">
          <text:p/>
        </draw:connector>
        <draw:connector draw:style-name="gr11" draw:text-style-name="P5" draw:layer="layout" draw:line-skew="0.5cm" svg:x1="28cm" svg:y1="17.75cm" svg:x2="30cm" svg:y2="20.25cm" draw:start-shape="id111" draw:start-glue-point="1" draw:end-shape="id113" draw:end-glue-point="3">
          <text:p/>
        </draw:connector>
        <draw:connector draw:style-name="gr11" draw:text-style-name="P5" draw:layer="layout" svg:x1="33.5cm" svg:y1="20.25cm" svg:x2="34.5cm" svg:y2="20.25cm" draw:start-shape="id113" draw:start-glue-point="1" draw:end-shape="id90" draw:end-glue-point="3">
          <text:p/>
        </draw:connector>
        <draw:custom-shape draw:style-name="gr16" draw:text-style-name="P12" draw:id="id115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6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37.99cm" svg:y1="12.75cm" svg:x2="38.99cm" svg:y2="12.75cm" draw:start-shape="id114" draw:end-shape="id115" draw:end-glue-point="3">
          <text:p/>
        </draw:connector>
        <draw:connector draw:style-name="gr11" draw:text-style-name="P5" draw:layer="layout" draw:line-skew="0cm -2.501cm 4.5cm" svg:x1="37.99cm" svg:y1="12.75cm" svg:x2="38.99cm" svg:y2="10.25cm" draw:start-shape="id114" draw:start-glue-point="1" draw:end-shape="id116" draw:end-glue-point="3">
          <text:p/>
        </draw:connector>
        <draw:connector draw:style-name="gr11" draw:text-style-name="P5" draw:layer="layout" svg:x1="42.49cm" svg:y1="12.75cm" svg:x2="43.49cm" svg:y2="12.75cm" draw:start-shape="id115" draw:start-glue-point="1" draw:end-shape="id85" draw:end-glue-point="3">
          <text:p/>
        </draw:connector>
        <draw:connector draw:style-name="gr11" draw:text-style-name="P5" draw:layer="layout" svg:x1="42.49cm" svg:y1="10.25cm" svg:x2="43.49cm" svg:y2="10.25cm" draw:start-shape="id116" draw:start-glue-point="1" draw:end-shape="id103" draw:end-glue-point="3">
          <text:p/>
        </draw:connector>
        <draw:circle draw:style-name="gr3" draw:text-style-name="P4" draw:id="id117" draw:layer="layout" svg:width="1.5cm" svg:height="1.5cm" svg:x="49cm" svg:y="12cm">
          <text:p text:style-name="P3"><text:span text:style-name="T2">Or</text:span></text:p>
        </draw:circle>
        <draw:connector draw:style-name="gr9" draw:text-style-name="P5" draw:layer="layout" svg:x1="46.99cm" svg:y1="12.75cm" svg:x2="49cm" svg:y2="12.75cm" draw:start-shape="id85" draw:start-glue-point="1" draw:end-shape="id117" draw:end-glue-point="3">
          <text:p/>
        </draw:connector>
        <draw:connector draw:style-name="gr9" draw:text-style-name="P5" draw:layer="layout" svg:x1="46.99cm" svg:y1="10.25cm" svg:x2="49cm" svg:y2="12.75cm" draw:start-shape="id103" draw:start-glue-point="1" draw:end-shape="id117" draw:end-glue-point="3">
          <text:p/>
        </draw:connector>
        <draw:connector draw:style-name="gr9" draw:text-style-name="P5" draw:layer="layout" svg:x1="49.75cm" svg:y1="13.5cm" svg:x2="49.75cm" svg:y2="17cm" draw:start-shape="id117" draw:start-glue-point="2" draw:end-shape="id87" draw:end-glue-point="0">
          <text:p/>
        </draw:connector>
        <draw:frame draw:style-name="gr14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0" draw:text-style-name="P7" draw:id="id119" draw:layer="layout" svg:width="3.5cm" svg:height="1.5cm" svg:x="25.5cm" svg:y="27cm">
          <text:p text:style-name="P6"><text:span text:style-name="T3">Alien Base</text:span></text:p>
        </draw:rect>
        <draw:custom-shape draw:style-name="gr16" draw:text-style-name="P12" draw:id="id118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26cm" svg:x2="27.25cm" svg:y2="27cm" draw:start-shape="id118" draw:start-glue-point="2" draw:end-shape="id119" draw:end-glue-point="0">
          <text:p/>
        </draw:connector>
        <draw:connector draw:style-name="gr9" draw:text-style-name="P5" draw:layer="layout" svg:x1="40.75cm" svg:y1="43.5cm" svg:x2="62.5cm" svg:y2="47.75cm" draw:start-shape="id20" draw:start-glue-point="2" draw:end-shape="id29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08T14:35:55</dc:date>
    <meta:editing-cycles>53</meta:editing-cycles>
    <meta:editing-duration>P5DT23H4M2S</meta:editing-duration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